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1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style:writing-mode="page"/>
    </style:style>
    <style:style style:name="Tableau17" style:family="table">
      <style:table-properties style:width="16.999cm" table:align="margins"/>
    </style:style>
    <style:style style:name="Tableau17.A" style:family="table-column">
      <style:table-column-properties style:column-width="16.999cm" style:rel-column-width="65535*"/>
    </style:style>
    <style:style style:name="Tableau17.A1" style:family="table-cell">
      <style:table-cell-properties style:writing-mode="page"/>
    </style:style>
    <style:style style:name="P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fo:font-weight="bold" officeooo:rsid="007de6b4" officeooo:paragraph-rsid="007de6b4" style:font-name-asian="Times New Roman1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fo:font-weight="bold" officeooo:rsid="007de6b4" officeooo:paragraph-rsid="008405ed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text-properties fo:color="#000000" loext:opacity="100%" style:font-name="Times New Roman1" fo:font-size="12pt" officeooo:rsid="007f2c02" officeooo:paragraph-rsid="007f2c02" style:font-name-asian="Times New Roman1" style:font-size-asian="12pt" style:font-name-complex="Times New Roman1" style:font-size-complex="12pt"/>
    </style:style>
    <style:style style:name="P5" style:family="paragraph" style:parent-style-name="Standard">
      <style:text-properties fo:color="#000000" loext:opacity="100%" style:font-name="Times New Roman1" fo:font-size="12pt" officeooo:rsid="0087ac8a" officeooo:paragraph-rsid="0087ac8a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4bb6cb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4bb6cb" officeooo:paragraph-rsid="0082ba1e" style:font-name-asian="TimesNewRomanPS-BoldMT" style:font-size-asian="12pt" style:font-weight-asian="normal" style:font-name-complex="TimesNewRomanPS-BoldMT" style:font-size-complex="12pt" style:font-weight-complex="normal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812a23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2ba1e" officeooo:paragraph-rsid="0082ba1e" style:font-name-asian="Times New Roman3" style:font-size-asian="12pt" style:font-weight-asian="normal" style:font-name-complex="Times New Roman3" style:font-size-complex="12pt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6a4487" officeooo:paragraph-rsid="004bb6cb" style:font-name-asian="TimesNewRomanPSMT" style:font-size-asian="12pt" style:font-name-complex="TimesNewRomanPSMT" style:font-size-complex="12pt"/>
    </style:style>
    <style:style style:name="P12" style:family="paragraph" style:parent-style-name="Standard">
      <style:text-properties officeooo:rsid="00255c30" officeooo:paragraph-rsid="00255c30"/>
    </style:style>
    <style:style style:name="P13" style:family="paragraph" style:parent-style-name="Standard">
      <style:text-properties officeooo:paragraph-rsid="0032a57b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bold" officeooo:paragraph-rsid="0032a57b" style:font-name-asian="Times New Roman" style:font-size-asian="16pt" style:font-style-asian="normal" style:font-weight-asian="bold" style:font-name-complex="Times New Roman" style:font-size-complex="16pt" style:font-style-complex="normal" style:font-weight-complex="bold" style:text-emphasize="none"/>
    </style:style>
    <style:style style:name="P15" style:family="paragraph" style:parent-style-name="Standard">
      <style:text-properties officeooo:paragraph-rsid="007f2c02"/>
    </style:style>
    <style:style style:name="P16" style:family="paragraph" style:parent-style-name="Standard">
      <style:text-properties officeooo:paragraph-rsid="008071f2"/>
    </style:style>
    <style:style style:name="P17" style:family="paragraph" style:parent-style-name="Standard">
      <style:text-properties officeooo:rsid="00812a23" officeooo:paragraph-rsid="00812a23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paragraph-rsid="008405ed" style:font-size-asian="14pt" style:font-weight-asian="bold" style:font-size-complex="14pt" style:font-weight-complex="bold"/>
    </style:style>
    <style:style style:name="P19" style:family="paragraph" style:parent-style-name="Standard">
      <style:text-properties fo:font-weight="bold" officeooo:rsid="006a4487" officeooo:paragraph-rsid="007f2c02" style:font-weight-asian="bold" style:font-weight-complex="bold"/>
    </style:style>
    <style:style style:name="P20" style:family="paragraph" style:parent-style-name="Standard">
      <style:text-properties fo:font-weight="bold" officeooo:rsid="00812a23" officeooo:paragraph-rsid="00812a23" style:font-weight-asian="bold" style:font-weight-complex="bold"/>
    </style:style>
    <style:style style:name="P21" style:family="paragraph" style:parent-style-name="Standard">
      <style:text-properties fo:font-weight="bold" officeooo:rsid="00878f9e" officeooo:paragraph-rsid="00812a23" style:font-weight-asian="bold" style:font-weight-complex="bold"/>
    </style:style>
    <style:style style:name="P22" style:family="paragraph" style:parent-style-name="Standard">
      <style:text-properties fo:font-weight="bold" officeooo:rsid="00791af0" officeooo:paragraph-rsid="00791af0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2" fo:font-size="12pt" officeooo:rsid="0043a1ca" style:font-name-asian="TimesNewRomanPS-BoldMT" style:font-size-asian="12pt" style:font-name-complex="TimesNewRomanPS-BoldM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2" fo:font-size="12pt" fo:font-style="normal" officeooo:rsid="00695209" officeooo:paragraph-rsid="00812a23" style:font-name-asian="TimesNewRomanPS-BoldMT" style:font-size-asian="12pt" style:font-style-asian="normal" style:font-name-complex="TimesNewRomanPS-BoldMT" style:font-size-complex="12pt" style:font-style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3ea749" style:font-name-asian="Times New Roman3" style:font-size-asian="12pt" style:font-name-complex="Times New Roman3" style:font-size-complex="12pt"/>
    </style:style>
    <style:style style:name="P26" style:family="paragraph" style:parent-style-name="Table_20_Contents">
      <style:text-properties fo:font-weight="bold" officeooo:rsid="004dc6d1" officeooo:paragraph-rsid="004dc6d1" style:font-weight-asian="bold" style:font-weight-complex="bold"/>
    </style:style>
    <style:style style:name="P27" style:family="paragraph" style:parent-style-name="Table_20_Contents">
      <style:text-properties fo:font-weight="bold" officeooo:rsid="004dc6d1" officeooo:paragraph-rsid="0082ba1e" style:font-weight-asian="bold" style:font-weight-complex="bold"/>
    </style:style>
    <style:style style:name="P28" style:family="paragraph" style:parent-style-name="Table_20_Contents">
      <style:text-properties officeooo:paragraph-rsid="0082ba1e"/>
    </style:style>
    <style:style style:name="P29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071f2" officeooo:paragraph-rsid="008071f2" style:font-name-asian="Times New Roman3" style:font-size-asian="12pt" style:font-weight-asian="normal" style:font-name-complex="Times New Roman3" style:font-size-complex="12pt" style:font-weight-complex="normal"/>
    </style:style>
    <style:style style:name="P30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071f2" officeooo:paragraph-rsid="008071f2" style:font-name-asian="Times New Roman3" style:font-size-asian="12pt" style:font-weight-asian="normal" style:font-name-complex="Times New Roman3" style:font-size-complex="12pt" style:font-weight-complex="normal"/>
    </style:style>
    <style:style style:name="P31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32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09e2e6" officeooo:paragraph-rsid="0082ba1e" style:font-name-asian="Times New Roman3" style:font-size-asian="12pt" style:font-weight-asian="normal" style:font-name-complex="Times New Roman3" style:font-size-complex="12pt" style:font-weight-complex="normal"/>
    </style:style>
    <style:style style:name="P33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34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09e2e6" officeooo:paragraph-rsid="0082ba1e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35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bold" officeooo:rsid="0068a608" officeooo:paragraph-rsid="00812a23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P36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37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style="normal" officeooo:rsid="00317dc5" officeooo:paragraph-rsid="00812a23" style:font-name-asian="TimesNewRomanPS-BoldMT" style:font-size-asian="12pt" style:font-style-asian="normal" style:font-name-complex="TimesNewRomanPS-BoldMT" style:font-size-complex="12pt" style:font-style-complex="normal"/>
    </style:style>
    <style:style style:name="P38" style:family="paragraph" style:parent-style-name="Standard" style:list-style-name="L2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812a23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9" style:family="paragraph" style:parent-style-name="Standard" style:list-style-name="L2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82ba1e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40" style:family="paragraph" style:parent-style-name="Standard" style:list-style-name="L3">
      <style:paragraph-properties fo:text-align="justify" style:justify-single-word="false" style:text-autospace="none"/>
      <style:text-properties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41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42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rsid="00812a23" officeooo:paragraph-rsid="00812a23" style:font-name-asian="TimesNewRomanPS-BoldMT" style:font-size-asian="12pt" style:font-weight-asian="normal" style:font-name-complex="TimesNewRomanPS-BoldMT" style:font-size-complex="12pt" style:font-weight-complex="normal"/>
    </style:style>
    <style:style style:name="P43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rsid="00812a23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44" style:family="paragraph" style:parent-style-name="Standard" style:list-style-name="L4">
      <style:paragraph-properties fo:text-align="justify" style:justify-single-word="false" style:text-autospace="none"/>
      <style:text-properties style:font-name="Times New Roman2" fo:font-size="12pt" fo:font-weight="normal" officeooo:rsid="0081ec0b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45" style:family="paragraph" style:parent-style-name="Standard" style:list-style-name="L4">
      <style:paragraph-properties fo:text-align="justify" style:justify-single-word="false" style:text-autospace="none"/>
      <style:text-properties style:font-name="Times New Roman2" fo:font-size="12pt" fo:font-weight="normal" officeooo:rsid="0081ec0b" officeooo:paragraph-rsid="0089ac87" style:font-name-asian="TimesNewRomanPS-BoldMT" style:font-size-asian="12pt" style:font-weight-asian="normal" style:font-name-complex="TimesNewRomanPS-BoldMT" style:font-size-complex="12pt" style:font-weight-complex="normal"/>
    </style:style>
    <style:style style:name="P46" style:family="paragraph" style:parent-style-name="Standard" style:list-style-name="L2">
      <style:paragraph-properties fo:text-align="justify" style:justify-single-word="false" style:text-autospace="none"/>
      <style:text-properties fo:font-style="normal" officeooo:paragraph-rsid="00812a23" style:font-style-asian="normal" style:font-style-complex="normal"/>
    </style:style>
    <style:style style:name="P47" style:family="paragraph" style:parent-style-name="Standard" style:list-style-name="L4">
      <style:paragraph-properties fo:text-align="justify" style:justify-single-word="false" style:text-autospace="none"/>
      <style:text-properties officeooo:paragraph-rsid="0081ec0b"/>
    </style:style>
    <style:style style:name="P48" style:family="paragraph" style:parent-style-name="Standard" style:list-style-name="L2">
      <style:paragraph-properties fo:text-align="justify" style:justify-single-word="false" style:text-autospace="none"/>
      <style:text-properties officeooo:paragraph-rsid="0082ba1e"/>
    </style:style>
    <style:style style:name="P49" style:family="paragraph" style:parent-style-name="Standard" style:list-style-name="L2">
      <style:paragraph-properties fo:text-align="justify" style:justify-single-word="false" style:text-autospace="none"/>
      <style:text-properties officeooo:rsid="0081ec0b" officeooo:paragraph-rsid="0082ba1e"/>
    </style:style>
    <style:style style:name="P50" style:family="paragraph" style:parent-style-name="Standard" style:list-style-name="L2">
      <style:paragraph-properties fo:text-align="justify" style:justify-single-word="false" style:text-autospace="none"/>
      <style:text-properties officeooo:rsid="0082ba1e" officeooo:paragraph-rsid="0082ba1e"/>
    </style:style>
    <style:style style:name="P51" style:family="paragraph" style:parent-style-name="Table_20_Contents" style:list-style-name="L2">
      <style:paragraph-properties fo:text-align="justify" style:justify-single-word="false"/>
      <style:text-properties style:font-name="Times New Roman2" fo:font-size="12pt" officeooo:rsid="0043a1ca" officeooo:paragraph-rsid="0081ec0b" style:font-name-asian="TimesNewRomanPS-BoldMT" style:font-size-asian="12pt" style:font-name-complex="TimesNewRomanPS-BoldMT" style:font-size-complex="12pt"/>
    </style:style>
    <style:style style:name="P52" style:family="paragraph" style:parent-style-name="Table_20_Contents" style:list-style-name="L2">
      <style:paragraph-properties fo:text-align="justify" style:justify-single-word="false"/>
      <style:text-properties style:font-name="Times New Roman2" fo:font-size="12pt" fo:font-style="normal" officeooo:rsid="00695209" officeooo:paragraph-rsid="0082ba1e" style:font-name-asian="TimesNewRomanPS-BoldMT" style:font-size-asian="12pt" style:font-style-asian="normal" style:font-name-complex="TimesNewRomanPS-BoldMT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0dfd" style:font-weight-asian="bold" style:font-weight-complex="bold"/>
    </style:style>
    <style:style style:name="T3" style:family="text">
      <style:text-properties fo:font-weight="bold" officeooo:rsid="006a4487" style:font-weight-asian="bold" style:font-weight-complex="bold"/>
    </style:style>
    <style:style style:name="T4" style:family="text">
      <style:text-properties fo:font-weight="bold" officeooo:rsid="0077d4b2" style:font-weight-asian="bold" style:font-weight-complex="bold"/>
    </style:style>
    <style:style style:name="T5" style:family="text">
      <style:text-properties fo:color="#000000" loext:opacity="100%" style:font-name="Times New Roman1" fo:font-size="12pt" fo:font-weight="bold" officeooo:rsid="007de6b4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fo:color="#000000" loext:opacity="100%" style:font-name="Times New Roman1" fo:font-size="12pt" fo:font-weight="bold" officeooo:rsid="007f2c02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fo:color="#000000" loext:opacity="100%" style:font-name="Times New Roman1" fo:font-size="12pt" fo:font-weight="bold" officeooo:rsid="00812a23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fo:color="#000000" loext:opacity="100%" style:font-name="Times New Roman1" fo:font-size="12pt" fo:font-style="italic" officeooo:rsid="007f2c02" style:font-name-asian="Times New Roman1" style:font-size-asian="12pt" style:font-style-asian="italic" style:font-name-complex="Times New Roman1" style:font-size-complex="12pt" style:font-style-complex="italic"/>
    </style:style>
    <style:style style:name="T9" style:family="text">
      <style:text-properties fo:color="#000000" loext:opacity="100%" style:font-name="Times New Roman1" fo:font-size="12pt" officeooo:rsid="007de6b4" style:font-name-asian="Times New Roman1" style:font-size-asian="12pt" style:font-name-complex="Times New Roman1" style:font-size-complex="12pt"/>
    </style:style>
    <style:style style:name="T10" style:family="text">
      <style:text-properties fo:color="#000000" loext:opacity="100%" style:font-name="Times New Roman1" fo:font-size="12pt" officeooo:rsid="007f2c02" style:font-name-asian="Times New Roman1" style:font-size-asian="12pt" style:font-name-complex="Times New Roman1" style:font-size-complex="12pt"/>
    </style:style>
    <style:style style:name="T11" style:family="text">
      <style:text-properties fo:color="#000000" loext:opacity="100%" style:font-name="Times New Roman1" fo:font-size="12pt" officeooo:rsid="0087d994" style:font-name-asian="Times New Roman1" style:font-size-asian="12pt" style:font-name-complex="Times New Roman1" style:font-size-complex="12pt"/>
    </style:style>
    <style:style style:name="T12" style:family="text"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09e2e6" style:font-name-asian="Times New Roman3" style:font-size-asian="12pt" style:font-weight-asian="normal" style:font-name-complex="Times New Roman3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2ba1e" style:font-name-asian="Times New Roman3" style:font-size-asian="12pt" style:font-weight-asian="normal" style:font-name-complex="Times New Roman3" style:font-size-complex="12pt" style:font-weight-complex="normal"/>
    </style:style>
    <style:style style:name="T15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405ed" style:font-name-asian="Times New Roman3" style:font-size-asian="12pt" style:font-weight-asian="normal" style:font-name-complex="Times New Roman3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7ac8a" style:font-name-asian="Times New Roman3" style:font-size-asian="12pt" style:font-weight-asian="normal" style:font-name-complex="Times New Roman3" style:font-size-complex="12pt" style:font-weight-complex="normal"/>
    </style:style>
    <style:style style:name="T17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7f845" style:font-name-asian="Times New Roman3" style:font-size-asian="12pt" style:font-weight-asian="normal" style:font-name-complex="Times New Roman3" style:font-size-complex="12pt" style:font-weight-complex="normal"/>
    </style:style>
    <style:style style:name="T18" style:family="text">
      <style:text-properties fo:color="#000000" loext:opacity="100%" style:font-name="Times New Roman2" fo:font-size="12pt" fo:font-weight="normal" officeooo:rsid="008405ed" style:font-name-asian="TimesNewRomanPS-BoldMT" style:font-size-asian="12pt" style:font-weight-asian="normal" style:font-name-complex="TimesNewRomanPS-BoldMT" style:font-size-complex="12pt" style:font-weight-complex="normal"/>
    </style:style>
    <style:style style:name="T19" style:family="text">
      <style:text-properties fo:color="#000000" loext:opacity="100%" style:font-name="Times New Roman" fo:font-size="12pt" fo:font-weight="normal" officeooo:rsid="00317dc5" style:font-name-asian="TimesNewRomanPSMT" style:font-size-asian="12pt" style:font-weight-asian="normal" style:font-name-complex="TimesNewRomanPSMT" style:font-size-complex="12pt" style:font-weight-complex="normal"/>
    </style:style>
    <style:style style:name="T20" style:family="text">
      <style:text-properties fo:color="#000000" loext:opacity="100%" style:font-name="Times New Roman" fo:font-size="12pt" fo:font-weight="normal" officeooo:rsid="00812a23" style:font-name-asian="TimesNewRomanPSMT" style:font-size-asian="12pt" style:font-weight-asian="normal" style:font-name-complex="TimesNewRomanPSMT" style:font-size-complex="12pt" style:font-weight-complex="normal"/>
    </style:style>
    <style:style style:name="T21" style:family="text">
      <style:text-properties fo:color="#000000" loext:opacity="100%" style:font-name="Times New Roman" fo:font-weight="normal" style:font-name-asian="TimesNewRomanPSMT" style:font-weight-asian="normal" style:font-name-complex="TimesNewRomanPSMT" style:font-weight-complex="normal"/>
    </style:style>
    <style:style style:name="T22" style:family="text">
      <style:text-properties fo:color="#000000" loext:opacity="100%" style:font-name="Times New Roman" fo:font-weight="normal" officeooo:rsid="0030a915" style:font-name-asian="TimesNewRomanPSMT" style:font-weight-asian="normal" style:font-name-complex="TimesNewRomanPSMT" style:font-weight-complex="normal"/>
    </style:style>
    <style:style style:name="T23" style:family="text">
      <style:text-properties style:font-name="Times New Roman2" fo:font-size="12pt" fo:font-weight="normal" officeooo:rsid="00812a23" style:font-name-asian="TimesNewRomanPS-BoldMT" style:font-size-asian="12pt" style:font-weight-asian="normal" style:font-name-complex="TimesNewRomanPS-BoldMT" style:font-size-complex="12pt" style:font-weight-complex="normal"/>
    </style:style>
    <style:style style:name="T24" style:family="text">
      <style:text-properties style:font-name="Times New Roman2" fo:font-size="12pt" fo:font-weight="normal" officeooo: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T25" style:family="text">
      <style:text-properties style:font-name="Times New Roman2" fo:font-size="12pt" fo:font-weight="normal" officeooo:rsid="008405ed" style:font-name-asian="TimesNewRomanPS-BoldMT" style:font-size-asian="12pt" style:font-weight-asian="normal" style:font-name-complex="TimesNewRomanPS-BoldMT" style:font-size-complex="12pt" style:font-weight-complex="normal"/>
    </style:style>
    <style:style style:name="T26" style:family="text">
      <style:text-properties style:font-name="Times New Roman2" fo:font-size="12pt" fo:font-weight="normal" officeooo:rsid="0087db1c" style:font-name-asian="TimesNewRomanPS-BoldMT" style:font-size-asian="12pt" style:font-weight-asian="normal" style:font-name-complex="TimesNewRomanPS-BoldMT" style:font-size-complex="12pt" style:font-weight-complex="normal"/>
    </style:style>
    <style:style style:name="T27" style:family="text">
      <style:text-properties officeooo:rsid="007de6b4"/>
    </style:style>
    <style:style style:name="T28" style:family="text">
      <style:text-properties officeooo:rsid="007f2c02"/>
    </style:style>
    <style:style style:name="T29" style:family="text">
      <style:text-properties officeooo:rsid="005f6de5"/>
    </style:style>
    <style:style style:name="T30" style:family="text">
      <style:text-properties officeooo:rsid="00812a23"/>
    </style:style>
    <style:style style:name="T31" style:family="text">
      <style:text-properties officeooo:rsid="0087db1c"/>
    </style:style>
    <style:style style:name="T32" style:family="text">
      <style:text-properties officeooo:rsid="0089ac87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UT de NANTES <text:tab/><text:tab/><text:tab/><text:tab/><text:tab/><text:tab/></text:p>
      <text:p text:style-name="Standard"><text:s text:c="5"/></text:p>
      <text:p text:style-name="P14">Ressource R2.06 <text:s/>TD/TP2:<text:line-break/>Exploitation d'une Base de Données</text:p>
      <text:p text:style-name="P13"/>
      <text:p text:style-name="P3">Mini-Projet : </text:p>
      <text:p text:style-name="P18">Bornes de recharge de véhicules électriques en Pays de la Loire</text:p>
      <text:p text:style-name="P2"/>
      <text:p text:style-name="Standard"/>
      <text:p text:style-name="Standard"/>
      <text:p text:style-name="P16">Dans ce <text:span text:style-name="T27">projet</text:span> vous allez travailler <text:span text:style-name="T9">par groupe de 4 étudiant</text:span><text:span text:style-name="T11">s</text:span><text:span text:style-name="T9"> du même TP</text:span>. <text:s/><text:span text:style-name="T3">Faire un </text:span><text:span text:style-name="T4">seul </text:span><text:span text:style-name="T3"><text:s/>rapport de ce </text:span><text:span text:style-name="T5">projet</text:span><text:span text:style-name="T3">. </text:span></text:p>
      <text:p text:style-name="P16"/>
      <text:p text:style-name="P15"/>
      <text:p text:style-name="P15"><text:span text:style-name="T28">Vous disposez de la table </text:span><text:span text:style-name="T8">RECHARGEELECTRIQUE</text:span><text:span text:style-name="T10"> qui se trouve sur basetd. Cette table est </text:span><text:span text:style-name="T6">plate</text:span><text:span text:style-name="T7">(1ère Forme Normale)</text:span><text:span text:style-name="T10"> et contient les informations suivantes :</text:span></text:p>
      <text:p text:style-name="P4"/>
      <text:p text:style-name="P4">Liste des aménageurs,</text:p>
      <text:p text:style-name="P4">L’adresse où se trouve la borne de recharge électrique,</text:p>
      <text:p text:style-name="P4">Puissance Max de la prise et le type de prise,</text:p>
      <text:p text:style-name="P5">Longitude et latitude correspondent au lieu où est installée la prise et non à la commune.</text:p>
      <text:p text:style-name="P4">etc....</text:p>
      <text:p text:style-name="P19"/>
      <text:p text:style-name="P17"><text:span text:style-name="T3">C</text:span><text:span text:style-name="T1">es Données proviennent du site de la région :</text:span></text:p>
      <text:p text:style-name="P20"/>
      <text:p text:style-name="P17"><text:span text:style-name="T1"><text:s text:c="2"/></text:span><text:a xlink:type="simple" xlink:href="https://data.paysdelaloire.fr/explore/dataset/234400034_-bornes-de-recharge/export/?disjunctive.commune" text:style-name="Internet_20_link" text:visited-style-name="Visited_20_Internet_20_Link"><text:span text:style-name="T1">https://data.paysdelaloire.fr/explore/dataset/234400034_-bornes-de-recharge/export/?disjunctive.commune</text:span></text:a></text:p>
      <text:p text:style-name="P21"/>
      <text:p text:style-name="Standard"/>
      <text:p text:style-name="P22"/>
      <text:p text:style-name="P12"><text:span text:style-name="T2">E</text:span><text:span text:style-name="T1">xercice 1 : </text:span></text:p>
      <text:p text:style-name="Standard"/>
      <text:list xml:id="list2800407104" text:style-name="L1">
        <text:list-item>
          <text:p text:style-name="P29">Décomposer cette table en plusieurs tables. Chaque relation doit-être en 3ième forme normale</text:p>
          <text:p text:style-name="P31"/>
        </text:list-item>
      </text:list>
      <table:table table:name="Tableau1" table:style-name="Tableau1">
        <table:table-column table:style-name="Tableau1.A"/>
        <table:table-row table:style-name="TableLine94825087268224">
          <table:table-cell table:style-name="Tableau1.A1" office:value-type="string">
            <text:p text:style-name="P25"/>
          </table:table-cell>
        </table:table-row>
      </table:table>
      <text:list xml:id="list101109548562224" text:continue-numbering="true" text:style-name="L1">
        <text:list-header>
          <text:p text:style-name="P31"/>
        </text:list-header>
      </text:list>
      <text:list xml:id="list2325852082" text:style-name="L2">
        <text:list-item>
          <text:p text:style-name="P30"><text:span text:style-name="T29">R</text:span>épartissez les tables sur chaque étudiant. Attention les données doivent être partagées(Exemple OperateurLA de TD4-exertcice3). <text:span text:style-name="T30">Chaque étudiant doit travailler sur ces propre données</text:span></text:p>
          <text:p text:style-name="P33"/>
        </text:list-item>
      </text:list>
      <table:table table:name="Tableau3" table:style-name="Tableau3">
        <table:table-column table:style-name="Tableau3.A"/>
        <table:table-row table:style-name="TableLine94825044428816">
          <table:table-cell table:style-name="Tableau3.A1" office:value-type="string">
            <text:p text:style-name="P25"/>
          </table:table-cell>
        </table:table-row>
      </table:table>
      <text:p text:style-name="Standard"/>
      <text:p text:style-name="Standard"/>
      <text:p text:style-name="Standard"/>
      <text:list xml:id="list101107555104995" text:continue-numbering="true" text:style-name="L2">
        <text:list-item>
          <text:p text:style-name="P37"><text:span text:style-name="T22">V</text:span><text:span text:style-name="T21">ous devez maintenant créer les contraintes d’intégrité PK et FK des tables en locale.</text:span></text:p>
          <text:p text:style-name="P38"/>
        </text:list-item>
      </text:list>
      <table:table table:name="Tableau2" table:style-name="Tableau2">
        <table:table-column table:style-name="Tableau2.A"/>
        <table:table-row table:style-name="TableLine94825077993168">
          <table:table-cell table:style-name="Tableau2.A1" office:value-type="string">
            <text:p text:style-name="P24"/>
          </table:table-cell>
        </table:table-row>
      </table:table>
      <text:p text:style-name="P9"/>
      <text:list xml:id="list101109269548085" text:continue-numbering="true" text:style-name="L2">
        <text:list-header>
          <text:p text:style-name="P35"/>
        </text:list-header>
        <text:list-item>
          <text:p text:style-name="P46"><text:soft-page-break/><text:span text:style-name="T19">Créez maintenant les contrai</text:span><text:span text:style-name="T20">ntes </text:span><text:span text:style-name="T19">qui sont distants. <text:s/></text:span><text:span text:style-name="T20">Donnez les différents droits qui sont utilisés.</text:span></text:p>
        </text:list-item>
      </text:list>
      <text:list xml:id="list3738625403" text:style-name="L3">
        <text:list-header>
          <text:p text:style-name="P40"/>
        </text:list-header>
      </text:list>
      <table:table table:name="Tableau5" table:style-name="Tableau5">
        <table:table-column table:style-name="Tableau5.A"/>
        <table:table-row table:style-name="TableLine94825042998288">
          <table:table-cell table:style-name="Tableau5.A1" office:value-type="string">
            <text:p text:style-name="P23"/>
          </table:table-cell>
        </table:table-row>
      </table:table>
      <text:p text:style-name="P8"/>
      <text:list xml:id="list101108673585984" text:continue-list="list101109269548085" text:style-name="L2">
        <text:list-item>
          <text:p text:style-name="P42">Donnez les requêtes suivantes :</text:p>
        </text:list-item>
      </text:list>
      <text:list xml:id="list3503429388" text:style-name="L4">
        <text:list-item>
          <text:p text:style-name="P47"><text:span text:style-name="T23">Affichez pour chaque Aménageur le nombre de prise</text:span><text:span text:style-name="T24">s</text:span><text:span text:style-name="T23"> par département. </text:span><text:span text:style-name="T26">Dans ce cas avoir une requête par département. En sortie : Aménageur, commune , nombre de prises.</text:span></text:p>
        </text:list-item>
        <text:list-item>
          <text:p text:style-name="P47"><text:span text:style-name="T23">Afficher pour chaque </text:span><text:span text:style-name="T18">Aménageur</text:span><text:span text:style-name="T23"> le nombre de prise</text:span><text:span text:style-name="T25">s</text:span><text:span text:style-name="T23"> avec la puissance </text:span><text:span text:style-name="T24">Max</text:span></text:p>
        </text:list-item>
        <text:list-item>
          <text:p text:style-name="P45">Affichez pour chaque département la répartition des prises <text:span text:style-name="T31">par commune</text:span>. <text:span text:style-name="T31">Dans ce cas avoir une requête par département. En sortie : </text:span><text:span text:style-name="T32">C</text:span><text:span text:style-name="T31">ommune , nombre de prises.</text:span></text:p>
        </text:list-item>
        <text:list-item>
          <text:p text:style-name="P44">Proposez 2 autres types de requêtes</text:p>
        </text:list-item>
      </text:list>
      <text:list xml:id="list101107827825249" text:continue-list="list101108673585984" text:style-name="L2">
        <text:list-header>
          <text:p text:style-name="P43"/>
          <text:p text:style-name="P41"/>
        </text:list-header>
      </text:list>
      <table:table table:name="Tableau4" table:style-name="Tableau4">
        <table:table-column table:style-name="Tableau4.A"/>
        <table:table-row table:style-name="TableLine94825044286656">
          <table:table-cell table:style-name="Tableau4.A1" office:value-type="string">
            <text:list xml:id="list101107910858744" text:continue-numbering="true" text:style-name="L2">
              <text:list-header>
                <text:p text:style-name="P51"/>
              </text:list-header>
            </text:list>
          </table:table-cell>
        </table:table-row>
      </table:table>
      <text:list xml:id="list101108294461496" text:continue-numbering="true" text:style-name="L2">
        <text:list-header>
          <text:p text:style-name="P36"/>
        </text:list-header>
        <text:list-item>
          <text:p text:style-name="P49"><text:s/><text:span text:style-name="T12">Vous générez <text:s/></text:span><text:span text:style-name="T13">aussi différents</text:span><text:span text:style-name="T12"> graphique</text:span><text:span text:style-name="T13">s(en batons </text:span><text:span text:style-name="T15">et </text:span><text:span text:style-name="T13"><text:s/>batons empilés).</text:span></text:p>
          <text:p text:style-name="P39"/>
        </text:list-item>
      </text:list>
      <table:table table:name="Tableau6" table:style-name="Tableau6">
        <table:table-column table:style-name="Tableau6.A"/>
        <table:table-row table:style-name="TableLine94825086108832">
          <table:table-cell table:style-name="Tableau6.A1" office:value-type="string">
            <text:list xml:id="list101108597761074" text:continue-numbering="true" text:style-name="L2">
              <text:list-header>
                <text:p text:style-name="P52"/>
              </text:list-header>
            </text:list>
          </table:table-cell>
        </table:table-row>
      </table:table>
      <text:list xml:id="list101109019427874" text:continue-numbering="true" text:style-name="L2">
        <text:list-header>
          <text:p text:style-name="P34"/>
          <text:p text:style-name="P32"/>
        </text:list-header>
        <text:list-item>
          <text:p text:style-name="P48"><text:span text:style-name="T13">F</text:span><text:span text:style-name="T14">aites une synthèse de ces requêtes en passant par des vues. </text:span><text:span text:style-name="T17">C’est à dire avoir une vue globale des Pays de la Loire</text:span><text:span text:style-name="T14">. Quels droit</text:span><text:span text:style-name="T16">s</text:span><text:span text:style-name="T14"> devriez vous lui donner.</text:span></text:p>
        </text:list-item>
      </text:list>
      <text:p text:style-name="P7"/>
      <table:table table:name="Tableau7" table:style-name="Tableau7">
        <table:table-column table:style-name="Tableau7.A"/>
        <table:table-row table:style-name="TableLine94825083073696">
          <table:table-cell table:style-name="Tableau7.A1" office:value-type="string">
            <text:p text:style-name="P27"/>
            <text:p text:style-name="P28"/>
          </table:table-cell>
        </table:table-row>
      </table:table>
      <text:p text:style-name="P10"/>
      <text:list xml:id="list101108595509320" text:continue-numbering="true" text:style-name="L2">
        <text:list-item>
          <text:p text:style-name="P50"><text:span text:style-name="T14">A </text:span><text:span text:style-name="T12">partir de ces Vues, vous donnez les différents graphiques. </text:span></text:p>
        </text:list-item>
      </text:list>
      <text:p text:style-name="P6"/>
      <table:table table:name="Tableau17" table:style-name="Tableau17">
        <table:table-column table:style-name="Tableau17.A"/>
        <table:table-row table:style-name="TableLine94825083074944">
          <table:table-cell table:style-name="Tableau17.A1" office:value-type="string">
            <text:p text:style-name="P26"/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1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Times New Roman1" fo:font-family="'Times New Roman', 'Times New Roman PS'" style:font-family-generic="roman" fo:font-size="12pt" style:font-name-asian="Times New Roman1" style:font-family-asian="'Times New Roman', 'Times New Roman PS'" style:font-family-generic-asian="roman" style:font-size-asian="12pt" style:font-name-complex="Times New Roman1" style:font-family-complex="'Times New Roman', 'Times New Roman P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9-09-01T09:47:50.19</meta:creation-date>
    <dc:date>2022-04-07T10:10:45.763927330</dc:date>
    <meta:editing-cycles>81</meta:editing-cycles>
    <meta:editing-duration>PT19H59M48S</meta:editing-duration>
    <meta:document-statistic meta:table-count="8" meta:image-count="0" meta:object-count="0" meta:page-count="2" meta:paragraph-count="27" meta:word-count="320" meta:character-count="2041" meta:non-whitespace-character-count="1734"/>
    <meta:user-defined meta:name="Info 1"/>
    <meta:user-defined meta:name="Info 2"/>
    <meta:user-defined meta:name="Info 3"/>
    <meta:user-defined meta:name="Info 4"/>
  </office:meta>
</office:document-meta>
</file>